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0f90e5" officeooo:paragraph-rsid="000f90e5"/>
    </style:style>
    <style:style style:name="P2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0f90e5" officeooo:paragraph-rsid="00104ebd"/>
    </style:style>
    <style:style style:name="P3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04ebd" officeooo:paragraph-rsid="00104ebd"/>
    </style:style>
    <style:style style:name="P4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04ebd" officeooo:paragraph-rsid="0013976a"/>
    </style:style>
    <style:style style:name="P5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04ebd" officeooo:paragraph-rsid="0013af95"/>
    </style:style>
    <style:style style:name="P6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20df6" officeooo:paragraph-rsid="00120df6"/>
    </style:style>
    <style:style style:name="P7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2dc3d" officeooo:paragraph-rsid="0012dc3d"/>
    </style:style>
    <style:style style:name="P8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3976a" officeooo:paragraph-rsid="0013976a"/>
    </style:style>
    <style:style style:name="P9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39a81" officeooo:paragraph-rsid="0012dc3d"/>
    </style:style>
    <style:style style:name="P10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39a81" officeooo:paragraph-rsid="00139a81"/>
    </style:style>
    <style:style style:name="P11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3af95" officeooo:paragraph-rsid="0013af95"/>
    </style:style>
    <style:style style:name="P12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54dc2" officeooo:paragraph-rsid="00154dc2"/>
    </style:style>
    <style:style style:name="P13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5eb5d" officeooo:paragraph-rsid="0015eb5d"/>
    </style:style>
    <style:style style:name="T1" style:family="text">
      <style:text-properties officeooo:rsid="00104ebd"/>
    </style:style>
    <style:style style:name="T2" style:family="text">
      <style:text-properties officeooo:rsid="0012dc3d"/>
    </style:style>
    <style:style style:name="T3" style:family="text">
      <style:text-properties officeooo:rsid="0013976a"/>
    </style:style>
    <style:style style:name="T4" style:family="text">
      <style:text-properties officeooo:rsid="00139a81"/>
    </style:style>
    <style:style style:name="T5" style:family="text">
      <style:text-properties officeooo:rsid="0013af95"/>
    </style:style>
    <style:style style:name="T6" style:family="text">
      <style:text-properties officeooo:rsid="00154dc2"/>
    </style:style>
    <style:style style:name="T7" style:family="text">
      <style:text-properties officeooo:rsid="0015eb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ème : « L'air vous utiliserez mais les armes vous proscrirez »</text:p>
      <text:p text:style-name="P1"/>
      <text:p text:style-name="P13">Nom du jeu : The Last Gust</text:p>
      <text:p text:style-name="P1"/>
      <text:p text:style-name="P1">Plateformer, beat them up, shooter, tactical, rpg classic 8-bit</text:p>
      <text:p text:style-name="P1"/>
      <text:p text:style-name="P6">1024 x 768</text:p>
      <text:p text:style-name="P1"/>
      <text:p text:style-name="P1">Idée choisie : rpg style premier zelda, 1 seul donjon</text:p>
      <text:p text:style-name="P1"/>
      <text:p text:style-name="P1">Héro qui est un piaf Faipe. Se réveille devant le donjon. Il rentre dedans tuto. Tire en ligne du vent qui cancel les projectiles des enemies.</text:p>
      <text:p text:style-name="P1"/>
      <text:p text:style-name="P2">Le donjon contient des énigmes <text:span text:style-name="T1">( 2 ) </text:span></text:p>
      <text:p text:style-name="P3"/>
      <text:p text:style-name="P2"/>
      <text:p text:style-name="P2"><text:span text:style-name="T1">Boss de fin bombe nucléaire.</text:span> </text:p>
      <text:p text:style-name="P6"/>
      <text:p text:style-name="P6">Map 9 x 9</text:p>
      <text:p text:style-name="P6"/>
      <text:p text:style-name="P8">Reset salle quand on rentre dans une autre</text:p>
      <text:p text:style-name="P6"/>
      <text:p text:style-name="P7">Sprite à faire héro mouvement : 2</text:p>
      <text:p text:style-name="P6"><text:tab/><text:tab/><text:tab/> <text:s/><text:span text:style-name="T2">attaque : 1<text:tab/></text:span></text:p>
      <text:p text:style-name="P6"/>
      <text:p text:style-name="P8">Quand le héros prends des dégats, il clignote et il a une frame d’invincibilité.</text:p>
      <text:p text:style-name="P8"/>
      <text:p text:style-name="P10">Faire inteligence artificielle pour les mobs ( pathfinding )</text:p>
      <text:p text:style-name="P10"/>
      <text:p text:style-name="P13">Trou = Perd de la vie</text:p>
      <text:p text:style-name="P10"/>
      <text:p text:style-name="P8"/>
      <text:p text:style-name="P6"><text:tab/><text:tab/><text:tab/> <text:s/></text:p>
      <text:p text:style-name="P6">Scénario :</text:p>
      <text:p text:style-name="P6"/>
      <text:p text:style-name="P4">Plus on avance, plus les armes sont sophistiqués.</text:p>
      <text:p text:style-name="P4"/>
      <text:p text:style-name="P5">Enigme1, Fronde,</text:p>
      <text:p text:style-name="P5">Lance, épée, </text:p>
      <text:p text:style-name="P5">Enigme 2, Arbalète, </text:p>
      <text:p text:style-name="P5">Pistolet, Tank</text:p>
      <text:p text:style-name="P6"/>
      <text:p text:style-name="P6"/>
      <text:p text:style-name="P6">Conception :</text:p>
      <text:p text:style-name="P6"/>
      <text:p text:style-name="P7"><text:span text:style-name="T4">Entite( Vie, Damage )</text:span> <text:tab/>→ Joueur<text:span text:style-name="T3">( inventaire ) </text:span></text:p>
      <text:p text:style-name="P7"><text:tab/> <text:s text:c="7"/><text:tab/><text:tab/><text:tab/>→<text:span text:style-name="T4"> Mob()</text:span></text:p>
      <text:p text:style-name="P9"/>
      <text:p text:style-name="P7"/>
      <text:p text:style-name="P7">Projectile<text:span text:style-name="T3">( Damage )</text:span></text:p>
      <text:p text:style-name="P7"/>
      <text:p text:style-name="P7">Game</text:p>
      <text:p text:style-name="P7"><text:soft-page-break/></text:p>
      <text:p text:style-name="P7">Map contient des Salles <text:span text:style-name="T5">qui contient des cases</text:span></text:p>
      <text:p text:style-name="P7"/>
      <text:p text:style-name="P8">Objet</text:p>
      <text:p text:style-name="P8"/>
      <text:p text:style-name="P11"/>
      <text:p text:style-name="P11">InteractionDecor → Cube</text:p>
      <text:p text:style-name="P11"><text:tab/><text:tab/> <text:s text:c="8"/>→ Cadenas</text:p>
      <text:p text:style-name="P11"><text:tab/><text:tab/> <text:s text:c="7"/></text:p>
      <text:p text:style-name="P8"/>
      <text:p text:style-name="P8"/>
      <text:p text:style-name="P6"/>
      <text:p text:style-name="P6"/>
      <text:p text:style-name="P6"><text:span text:style-name="T6"><text:s text:c="5"/>4</text:span><text:tab/> <text:s text:c="10"/><text:span text:style-name="T7">2</text:span></text:p>
      <text:p text:style-name="P12">Classes → IA Mob<text:tab/><text:tab/><text:tab/> <text:s text:c="22"/></text:p>
      <text:p text:style-name="P12"><text:tab/><text:tab/> <text:s/><text:span text:style-name="T7">2<text:tab/><text:tab/><text:tab/><text:tab/><text:tab/>4 si tout le monde a finit</text:span></text:p>
      <text:p text:style-name="P12"><text:tab/> <text:s text:c="3"/>→<text:span text:style-name="T7"> Création sprite et son 8-bit → Création Map</text:span></text:p>
      <text:p text:style-name="P12"/>
      <text:p text:style-name="P12">→<text:span text:style-name="T7"> finalis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5:49:12.613518716</meta:creation-date>
    <dc:date>2020-02-03T17:04:46.238090424</dc:date>
    <meta:editing-duration>PT12M2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205" meta:character-count="1179" meta:non-whitespace-character-count="904"/>
  </office:meta>
</office:document-meta>
</file>